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4.731cm"/>
    </style:style>
    <style:style style:name="co7" style:family="table-column">
      <style:table-column-properties fo:break-before="auto" style:column-width="8.797cm"/>
    </style:style>
    <style:style style:name="co9" style:family="table-column">
      <style:table-column-properties fo:break-before="auto" style:column-width="5.3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table:number-columns-spanned="8" table:number-rows-spanned="1">
            <text:p>Python important keywords :)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>
            <text:p>Print</text:p>
          </table:table-cell>
          <table:table-cell office:value-type="string">
            <text:p>Modules / libraries / features</text:p>
          </table:table-cell>
          <table:table-cell office:value-type="string">
            <text:p>game</text:p>
          </table:table-cell>
          <table:table-cell office:value-type="string">
            <text:p>file handling</text:p>
          </table:table-cell>
          <table:table-cell office:value-type="string">
            <text:p>Keywords</text:p>
          </table:table-cell>
          <table:table-cell office:value-type="string">
            <text:p>functions</text:p>
          </table:table-cell>
          <table:table-cell office:value-type="string">
            <text:p>datypes</text:p>
          </table:table-cell>
          <table:table-cell office:value-type="string">
            <text:p>exscape sequence</text:p>
          </table:table-cell>
          <table:table-cell office:value-type="string">
            <text:p>String formats</text:p>
          </table:table-cell>
          <table:table-cell office:value-type="string">
            <text:p>list functions</text:p>
          </table:table-cell>
          <table:table-cell office:value-type="string">
            <text:p>dictionaries</text:p>
          </table:table-cell>
          <table:table-cell office:value-type="string">
            <text:p>for class</text:p>
          </table:table-cell>
        </table:table-row>
        <table:table-row table:style-name="ro1">
          <table:table-cell office:value-type="string">
            <text:p>#comment</text:p>
          </table:table-cell>
          <table:table-cell office:value-type="string">
            <text:p>os.path (exits)</text:p>
          </table:table-cell>
          <table:table-cell office:value-type="string">
            <text:p>Zork</text:p>
          </table:table-cell>
          <table:table-cell office:value-type="string">
            <text:p>read()</text:p>
          </table:table-cell>
          <table:table-cell office:value-type="string">
            <text:p>def</text:p>
          </table:table-cell>
          <table:table-cell office:value-type="string">
            <text:p>die()</text:p>
          </table:table-cell>
          <table:table-cell table:style-name="ce1" office:value-type="boolean" office:boolean-value="true">
            <text:p>TRUE</text:p>
          </table:table-cell>
          <table:table-cell office:value-type="string">
            <text:p>\\</text:p>
          </table:table-cell>
          <table:table-cell office:value-type="string">
            <text:p>%d</text:p>
          </table:table-cell>
          <table:table-cell office:value-type="string">
            <text:p>append(x)</text:p>
          </table:table-cell>
          <table:table-cell office:value-type="string">
            <text:p>dict ()</text:p>
          </table:table-cell>
          <table:table-cell office:value-type="string">
            <text:p>is a </text:p>
          </table:table-cell>
        </table:table-row>
        <table:table-row table:style-name="ro1">
          <table:table-cell office:value-type="string">
            <text:p>%d, %s,%r</text:p>
          </table:table-cell>
          <table:table-cell office:value-type="string">
            <text:p>sys (argv ),exit</text:p>
          </table:table-cell>
          <table:table-cell/>
          <table:table-cell office:value-type="string">
            <text:p>write()</text:p>
          </table:table-cell>
          <table:table-cell office:value-type="string">
            <text:p>del</text:p>
          </table:table-cell>
          <table:table-cell office:value-type="string">
            <text:p>range()</text:p>
          </table:table-cell>
          <table:table-cell table:style-name="ce1" office:value-type="boolean" office:boolean-value="false">
            <text:p>FALSE</text:p>
          </table:table-cell>
          <table:table-cell office:value-type="string">
            <text:p>\'</text:p>
          </table:table-cell>
          <table:table-cell office:value-type="string">
            <text:p>%s</text:p>
          </table:table-cell>
          <table:table-cell office:value-type="string">
            <text:p>Insert(0,x)</text:p>
          </table:table-cell>
          <table:table-cell office:value-type="string">
            <text:p>local()</text:p>
          </table:table-cell>
          <table:table-cell office:value-type="string">
            <text:p>has a</text:p>
          </table:table-cell>
        </table:table-row>
        <table:table-row table:style-name="ro1">
          <table:table-cell office:value-type="string">
            <text:p>“” , '' , +-*%=&lt;&gt;=&gt;=&lt;, '''</text:p>
          </table:table-cell>
          <table:table-cell office:value-type="string">
            <text:p>from </text:p>
          </table:table-cell>
          <table:table-cell/>
          <table:table-cell office:value-type="string">
            <text:p>close()</text:p>
          </table:table-cell>
          <table:table-cell office:value-type="string">
            <text:p>import</text:p>
          </table:table-cell>
          <table:table-cell office:value-type="string">
            <text:p>append()</text:p>
          </table:table-cell>
          <table:table-cell office:value-type="string">
            <text:p>numbers</text:p>
          </table:table-cell>
          <table:table-cell office:value-type="string">
            <text:p>\”</text:p>
          </table:table-cell>
          <table:table-cell office:value-type="string">
            <text:p>%r</text:p>
          </table:table-cell>
          <table:table-cell office:value-type="string">
            <text:p>sort()</text:p>
          </table:table-cell>
          <table:table-cell office:value-type="string">
            <text:p>vars()</text:p>
          </table:table-cell>
          <table:table-cell/>
        </table:table-row>
        <table:table-row table:style-name="ro1">
          <table:table-cell office:value-type="string">
            <text:p>\n , \t , “”” , \ , \\</text:p>
          </table:table-cell>
          <table:table-cell office:value-type="string">
            <text:p>import</text:p>
          </table:table-cell>
          <table:table-cell/>
          <table:table-cell office:value-type="string">
            <text:p>open()</text:p>
          </table:table-cell>
          <table:table-cell office:value-type="string">
            <text:p>from</text:p>
          </table:table-cell>
          <table:table-cell office:value-type="string">
            <text:p>reverse()</text:p>
          </table:table-cell>
          <table:table-cell office:value-type="string">
            <text:p>strings</text:p>
          </table:table-cell>
          <table:table-cell office:value-type="string">
            <text:p>\a</text:p>
          </table:table-cell>
          <table:table-cell office:value-type="string">
            <text:p>%i</text:p>
          </table:table-cell>
          <table:table-cell office:value-type="string">
            <text:p>reverse()</text:p>
          </table:table-cell>
          <table:table-cell office:value-type="string">
            <text:p>keys()</text:p>
          </table:table-cell>
          <table:table-cell/>
        </table:table-row>
        <table:table-row table:style-name="ro1">
          <table:table-cell office:value-type="string">
            <text:p>raw_input()/input()</text:p>
          </table:table-cell>
          <table:table-cell office:value-type="string">
            <text:p>collections(deque)</text:p>
          </table:table-cell>
          <table:table-cell/>
          <table:table-cell office:value-type="string">
            <text:p>readline()</text:p>
          </table:table-cell>
          <table:table-cell office:value-type="string">
            <text:p>for</text:p>
          </table:table-cell>
          <table:table-cell office:value-type="string">
            <text:p>len</text:p>
          </table:table-cell>
          <table:table-cell office:value-type="string">
            <text:p>floats</text:p>
          </table:table-cell>
          <table:table-cell office:value-type="string">
            <text:p>\b</text:p>
          </table:table-cell>
          <table:table-cell office:value-type="string">
            <text:p>%o</text:p>
          </table:table-cell>
          <table:table-cell office:value-type="string">
            <text:p>count(x)</text:p>
          </table:table-cell>
          <table:table-cell office:value-type="string">
            <text:p>items()</text:p>
          </table:table-cell>
          <table:table-cell/>
        </table:table-row>
        <table:table-row table:style-name="ro1">
          <table:table-cell office:value-type="string">
            <text:p>pydoc</text:p>
          </table:table-cell>
          <table:table-cell office:value-type="string">
            <text:p>random(randint)</text:p>
          </table:table-cell>
          <table:table-cell/>
          <table:table-cell office:value-type="string">
            <text:p>seek()</text:p>
          </table:table-cell>
          <table:table-cell office:value-type="string">
            <text:p>if</text:p>
          </table:table-cell>
          <table:table-cell office:value-type="string">
            <text:p>split()</text:p>
          </table:table-cell>
          <table:table-cell office:value-type="string">
            <text:p>lists</text:p>
          </table:table-cell>
          <table:table-cell office:value-type="string">
            <text:p>\f</text:p>
          </table:table-cell>
          <table:table-cell office:value-type="string">
            <text:p>%u</text:p>
          </table:table-cell>
          <table:table-cell office:value-type="string">
            <text:p>pop(x)</text:p>
          </table:table-cell>
          <table:table-cell office:value-type="string">
            <text:p>iteritems()</text:p>
          </table:table-cell>
          <table:table-cell/>
        </table:table-row>
        <table:table-row table:style-name="ro1">
          <table:table-cell office:value-type="string">
            <text:p>len</text:p>
          </table:table-cell>
          <table:table-cell table:number-columns-repeated="2"/>
          <table:table-cell office:value-type="string">
            <text:p>truncate()</text:p>
          </table:table-cell>
          <table:table-cell office:value-type="string">
            <text:p>elif</text:p>
          </table:table-cell>
          <table:table-cell office:value-type="string">
            <text:p>sorted()</text:p>
          </table:table-cell>
          <table:table-cell office:value-type="string">
            <text:p>None</text:p>
          </table:table-cell>
          <table:table-cell office:value-type="string">
            <text:p>\n</text:p>
          </table:table-cell>
          <table:table-cell office:value-type="string">
            <text:p>%x</text:p>
          </table:table-cell>
          <table:table-cell office:value-type="string">
            <text:p>index(x)</text:p>
          </table:table-cell>
          <table:table-cell office:value-type="string">
            <text:p>iterkeys()</text:p>
          </table:table-cell>
          <table:table-cell/>
        </table:table-row>
        <table:table-row table:style-name="ro1">
          <table:table-cell office:value-type="string">
            <text:p>*args for function</text:p>
          </table:table-cell>
          <table:table-cell table:number-columns-repeated="3"/>
          <table:table-cell office:value-type="string">
            <text:p>in</text:p>
          </table:table-cell>
          <table:table-cell office:value-type="string">
            <text:p>pop()</text:p>
          </table:table-cell>
          <table:table-cell/>
          <table:table-cell office:value-type="string">
            <text:p>\r</text:p>
          </table:table-cell>
          <table:table-cell office:value-type="string">
            <text:p>%X</text:p>
          </table:table-cell>
          <table:table-cell office:value-type="string">
            <text:p>remove(x)</text:p>
          </table:table-cell>
          <table:table-cell office:value-type="string">
            <text:p>itervalues()</text:p>
          </table:table-cell>
          <table:table-cell/>
        </table:table-row>
        <table:table-row table:style-name="ro1">
          <table:table-cell office:value-type="string">
            <text:p>def –define</text:p>
          </table:table-cell>
          <table:table-cell table:number-columns-repeated="3"/>
          <table:table-cell office:value-type="string">
            <text:p>print</text:p>
          </table:table-cell>
          <table:table-cell office:value-type="string">
            <text:p>join()</text:p>
          </table:table-cell>
          <table:table-cell/>
          <table:table-cell office:value-type="string">
            <text:p>\t</text:p>
          </table:table-cell>
          <table:table-cell office:value-type="string">
            <text:p>%e</text:p>
          </table:table-cell>
          <table:table-cell office:value-type="string">
            <text:p>extend(L)</text:p>
          </table:table-cell>
          <table:table-cell office:value-type="string">
            <text:p>reverse()</text:p>
          </table:table-cell>
          <table:table-cell/>
        </table:table-row>
        <table:table-row table:style-name="ro1">
          <table:table-cell office:value-type="string">
            <text:p>return</text:p>
          </table:table-cell>
          <table:table-cell table:number-columns-repeated="3"/>
          <table:table-cell office:value-type="string">
            <text:p>class </text:p>
          </table:table-cell>
          <table:table-cell office:value-type="string">
            <text:p>map()</text:p>
          </table:table-cell>
          <table:table-cell/>
          <table:table-cell office:value-type="string">
            <text:p>\v</text:p>
          </table:table-cell>
          <table:table-cell office:value-type="string">
            <text:p>%E</text:p>
          </table:table-cell>
          <table:table-cell office:value-type="string">
            <text:p>filter(function , sequesce)</text:p>
          </table:table-cell>
          <table:table-cell office:value-type="string">
            <text:p>remove()</text:p>
          </table:table-cell>
          <table:table-cell/>
        </table:table-row>
        <table:table-row table:style-name="ro1">
          <table:table-cell office:value-type="string">
            <text:p>/ , // . ** , % , <text:s/>() , [] , {} , @</text:p>
          </table:table-cell>
          <table:table-cell table:number-columns-repeated="3"/>
          <table:table-cell office:value-type="string">
            <text:p>or</text:p>
          </table:table-cell>
          <table:table-cell office:value-type="string">
            <text:p>dict()</text:p>
          </table:table-cell>
          <table:table-cell table:number-columns-repeated="2"/>
          <table:table-cell office:value-type="string">
            <text:p>%f</text:p>
          </table:table-cell>
          <table:table-cell office:value-type="string">
            <text:p>map()</text:p>
          </table:table-cell>
          <table:table-cell office:value-type="string">
            <text:p>get()</text:p>
          </table:table-cell>
          <table:table-cell/>
        </table:table-row>
        <table:table-row table:style-name="ro1">
          <table:table-cell office:value-type="string">
            <text:p>%= <text:s/>, ** = <text:s/>, //=</text:p>
          </table:table-cell>
          <table:table-cell table:number-columns-repeated="3"/>
          <table:table-cell office:value-type="string">
            <text:p>and</text:p>
          </table:table-cell>
          <table:table-cell office:value-type="string">
            <text:p>items()</text:p>
          </table:table-cell>
          <table:table-cell table:number-columns-repeated="2"/>
          <table:table-cell office:value-type="string">
            <text:p>%F</text:p>
          </table:table-cell>
          <table:table-cell office:value-type="string">
            <text:p>reduce()</text:p>
          </table:table-cell>
          <table:table-cell office:value-type="string">
            <text:p>setdefaul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ot</text:p>
          </table:table-cell>
          <table:table-cell table:number-columns-repeated="3"/>
          <table:table-cell office:value-type="string">
            <text:p>%G</text:p>
          </table:table-cell>
          <table:table-cell/>
          <table:table-cell office:value-type="string">
            <text:p><text:a xlink:href="http://yuji.wordpress.com/2008/05/14/python-basics-of-python-dictionary-and-looping-through-them/">http://yuji.wordpress.com/2008/05/14/python-basics-of-python-dictionary-and-looping-through-them/</text:a>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eturn</text:p>
          </table:table-cell>
          <table:table-cell table:number-columns-repeated="3"/>
          <table:table-cell office:value-type="string">
            <text:p>%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while</text:p>
          </table:table-cell>
          <table:table-cell table:number-columns-repeated="3"/>
          <table:table-cell office:value-type="string">
            <text:p>%%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globa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wit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sser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pa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els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pa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yiel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brea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excep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exe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ais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continu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finall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lambd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try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9" table:default-cell-style-name="Default"/>
        <table:table-column table:style-name="co3" table:number-columns-repeated="5" table:default-cell-style-name="Default"/>
        <table:table-row table:style-name="ro2">
          <table:table-cell table:style-name="ce2" office:value-type="string" table:number-columns-spanned="6" table:number-rows-spanned="1">
            <text:p><text:span text:style-name="T1">Driving Django 1.4</text:span>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jango-admin.py startproject</text:p>
          </table:table-cell>
          <table:table-cell table:number-columns-repeated="5"/>
        </table:table-row>
        <table:table-row table:style-name="ro1">
          <table:table-cell office:value-type="string">
            <text:p>python manage.py runserver</text:p>
          </table:table-cell>
          <table:table-cell table:number-columns-repeated="5"/>
        </table:table-row>
        <table:table-row table:style-name="ro1">
          <table:table-cell office:value-type="string">
            <text:p>python manage.py startapp </text:p>
          </table:table-cell>
          <table:table-cell table:number-columns-repeated="5"/>
        </table:table-row>
        <table:table-row table:style-name="ro1">
          <table:table-cell office:value-type="string">
            <text:p>python manage.py sql login</text:p>
          </table:table-cell>
          <table:table-cell table:number-columns-repeated="5"/>
        </table:table-row>
        <table:table-row table:style-name="ro1">
          <table:table-cell office:value-type="string">
            <text:p>python manage.py syncdb</text:p>
          </table:table-cell>
          <table:table-cell table:number-columns-repeated="5"/>
        </table:table-row>
        <table:table-row table:style-name="ro1">
          <table:table-cell office:value-type="string">
            <text:p>python manage.py shell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1">11/08/2012</text:date>, <text:time>10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wini </meta:initial-creator>
    <meta:creation-date>2012-07-12T22:17:33</meta:creation-date>
    <dc:date>2012-08-11T10:33:19</dc:date>
    <dc:creator>beautiful-mind </dc:creator>
    <meta:editing-duration>PT09H00M05S</meta:editing-duration>
    <meta:editing-cycles>27</meta:editing-cycles>
    <meta:generator>OpenOffice.org/3.2$Linux OpenOffice.org_project/320m19$Build-9505</meta:generator>
    <meta:document-statistic meta:table-count="3" meta:cell-count="148" meta:object-count="0"/>
  </office:meta>
</office:document-meta>
</file>